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 Symbol" svg:font-family="&quot;Segoe UI Symbol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Segoe UI Symbol" style:font-name-asian="Segoe UI Symbol" style:font-name-complex="Segoe UI Symbol" style:font-family-generic="swiss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ext-properties style:font-name="Segoe UI Symbol" style:font-name-asian="Segoe UI Symbol" style:font-name-complex="Segoe UI Symbol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5.88433333333333cm"/>
    </style:style>
    <style:style style:name="co3" style:family="table-column">
      <style:table-column-properties fo:break-before="auto" style:column-width="10.6468333333333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35pt" style:use-optimal-row-height="false" fo:break-before="auto"/>
    </style:style>
    <style:style style:name="ro3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V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Easy2See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VE-2025-38350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3b290923ad2b23596208c1e29520badef4356a43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9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521e9ff0b67c66a17d6f9593dfccafaa984aae4c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6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d064c68781c19f378af1ae741d9132d35d24b2bb</text:p>
          </table:table-cell>
          <table:table-cell table:style-name="ce2"/>
          <table:table-cell office:value-type="string" table:style-name="ce5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2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142acd739eb6f08c148a96ae8309256f1422ff4b</text:p>
          </table:table-cell>
          <table:table-cell table:style-name="ce2"/>
          <table:table-cell office:value-type="string" table:style-name="ce5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1</text:p>
          </table:table-cell>
          <table:table-cell office:value-type="string" table:style-name="ce2">
            <text:p>Double Free</text:p>
          </table:table-cell>
          <table:table-cell office:value-type="string" table:style-name="ce2">
            <text:p>https://git.kernel.org/pub/scm/linux/kernel/git/stable/linux.git/commit/?id=670179265ad787b9dd8e701601914618b8927755</text:p>
          </table:table-cell>
          <table:table-cell table:style-name="ce2"/>
          <table:table-cell office:value-type="string" table:style-name="ce5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8f4cc454a0bb45b800bc7817c09c8f72e31901f3</text:p>
          </table:table-cell>
          <table:table-cell table:style-name="ce2"/>
          <table:table-cell office:value-type="string" table:style-name="ce5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40014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7f2c746e09a3746bf937bc708129dc8af61d8f19</text:p>
          </table:table-cell>
          <table:table-cell table:style-name="ce2"/>
          <table:table-cell office:value-type="string" table:style-name="ce5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37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5c1a34ff5b0bfdfd2f9343aa9b08d25df618bac5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3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e3dafc64b90546eb769f33333afabd9e3e915757</text:p>
          </table:table-cell>
          <table:table-cell table:style-name="ce2"/>
          <table:table-cell office:value-type="string" table:style-name="ce5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29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0000a2303ba78b6424ff15b5085b5f5098750a2e</text:p>
          </table:table-cell>
          <table:table-cell table:style-name="ce2"/>
          <table:table-cell office:value-type="string" table:style-name="ce5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23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e91274cc7ed88ab5bdc62d426067c82b0b118a0b</text:p>
          </table:table-cell>
          <table:table-cell table:style-name="ce2"/>
          <table:table-cell office:value-type="string" table:style-name="ce5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5cdcb834fb490731ff2d123f87ca799c57dacf2</text:p>
          </table:table-cell>
          <table:table-cell table:style-name="ce2"/>
          <table:table-cell office:value-type="string" table:style-name="ce5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8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e43fa9c713a6d084a5732aa6dd41c734845f25e</text:p>
          </table:table-cell>
          <table:table-cell table:style-name="ce2"/>
          <table:table-cell office:value-type="string" table:style-name="ce5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7</text:p>
          </table:table-cell>
          <table:table-cell office:value-type="string" table:style-name="ce2">
            <text:p>Buffer Overflow</text:p>
          </table:table-cell>
          <table:table-cell office:value-type="string" table:style-name="ce2">
            <text:p>https://git.kernel.org/pub/scm/linux/kernel/git/stable/linux.git/commit/?id=0c57aa8ef94cffc5c2d68230e19329a03e71a94f</text:p>
          </table:table-cell>
          <table:table-cell table:style-name="ce2"/>
          <table:table-cell office:value-type="string" table:style-name="ce5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6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3a422c8169eef95aef57f7ddc467bb126d9ae81</text:p>
          </table:table-cell>
          <table:table-cell table:style-name="ce2"/>
          <table:table-cell office:value-type="string" table:style-name="ce5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5</text:p>
          </table:table-cell>
          <table:table-cell office:value-type="string" table:style-name="ce2">
            <text:p>Stack-based Buffer Overflow</text:p>
          </table:table-cell>
          <table:table-cell office:value-type="string" table:style-name="ce2">
            <text:p>https://git.kernel.org/pub/scm/linux/kernel/git/stable/linux.git/commit/?id=9427f6081f37c795a8bd29d0ee72a4da3bd64af8</text:p>
          </table:table-cell>
          <table:table-cell table:style-name="ce2"/>
          <table:table-cell office:value-type="string" table:style-name="ce5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4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920b6720bb63893b81516c0c45884a8350f9e4bf</text:p>
          </table:table-cell>
          <table:table-cell table:style-name="ce2"/>
          <table:table-cell office:value-type="string" table:style-name="ce5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3</text:p>
          </table:table-cell>
          <table:table-cell office:value-type="string" table:style-name="ce2">
            <text:p>Double Free</text:p>
          </table:table-cell>
          <table:table-cell office:value-type="string" table:style-name="ce2">
            <text:p>https://git.kernel.org/pub/scm/linux/kernel/git/stable/linux.git/commit/?id=12e4431e5078847791936820bd39df9e1ee26d2e</text:p>
          </table:table-cell>
          <table:table-cell table:style-name="ce2"/>
          <table:table-cell office:value-type="string" table:style-name="ce5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2</text:p>
          </table:table-cell>
          <table:table-cell office:value-type="string" table:style-name="ce2">
            <text:p>Division by Zero</text:p>
          </table:table-cell>
          <table:table-cell office:value-type="string" table:style-name="ce2">
            <text:p>https://git.kernel.org/pub/scm/linux/kernel/git/stable/linux.git/commit/?id=9027ce4c037b566b658b8939a76326b7125e3627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668923c474608dd9ebce0fbcc41bd8a27aa73dd6</text:p>
          </table:table-cell>
          <table:table-cell table:style-name="ce2"/>
          <table:table-cell office:value-type="string" table:style-name="ce5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f5e6a6a8aa46d44ec7a240766cf3b7dd077718b9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8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a218ae05e60616531fe652650b98dcd3c328279</text:p>
          </table:table-cell>
          <table:table-cell table:style-name="ce2"/>
          <table:table-cell office:value-type="string" table:style-name="ce5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7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cc03c899e6d9812b25c3754c9a95c3830c4aec26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497c9d2d7d3983826bb02c10fb4a5818be6550fb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c8bb1bcea877446f86922a8fd1661b8c07d90e5c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3829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7dbfe2b392df9621f6e522e5fa6fb8849ca92ab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38298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80bf28fd623d97dd4f4825fbbe9d736cec2afba3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38297</text:p>
          </table:table-cell>
          <table:table-cell office:value-type="string" table:style-name="ce2">
            <text:p>Use-Before-Initialization</text:p>
          </table:table-cell>
          <table:table-cell office:value-type="string" table:style-name="ce2">
            <text:p>https://git.kernel.org/pub/scm/linux/kernel/git/stable/linux.git/commit/?id=81d72f9241d884ec29524431f74f8009310cfa0c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38294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3f919f76893069ec3c7475acaeb611eb31fca22d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38292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371b340affa52f280f6eadfd25fbd43f09f0d5c0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38289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ea405fb4144985d5c60f49c2abd9ba47ea44fdb4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38286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264a5cf0c422e65c94447a1ebebfac7c92690670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28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1e0f046041474004dc6ebce5ce1d3e86556291d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283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b5ef128926cd34dffa2a66607b9c82b902581ef8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28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340cb173750c1ea99cd643006b72f8b0e6c21f2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277</text:p>
          </table:table-cell>
          <table:table-cell office:value-type="string" table:style-name="ce2">
            <text:p>Use of Uninitialized Variable</text:p>
          </table:table-cell>
          <table:table-cell office:value-type="string" table:style-name="ce2">
            <text:p>https://git.kernel.org/pub/scm/linux/kernel/git/stable/linux.git/commit/?id=4d9d6e4be09472aa72953caca3dbefdc27846170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40114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7a40b52d4442178bee0cf1c36bc450ab951cef0f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9930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232a32e8a7e9be8a2ee238df9b5304eed2f4e195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9778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1adc93a525fdee8e2b311e6d5fd93eb69714ca05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9755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7ec50077d7f6647cb6ba3a2a20a6c26f51259c7d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9735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3d6fd5b9c6acbc005e53d0211c7381f566babec1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9728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00307934eb94aaa0a99addfb37b9fe206f945004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497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2798111f8e504ac747cce911226135d50b8de468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495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d3ed1d84a84538a39b3eb2055d6a97a936c108f2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493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823d798900481875ba6c68217af028c5ffd2976b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489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0c7b20f7785cfdd59403333612c90b458b12307c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488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9a1d3e8d40f151c2d5a5f40c410e6e433f62f438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487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dc5598482e2d3b234f6d72d6f5568e24f603e51a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486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207cea8b72fcbdf4e6db178e54186ed4f1514b3c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485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6ecd61c201b27ad2760b3975437ad2b97d725b98</text:p>
          </table:table-cell>
          <table:table-cell table:style-name="ce2"/>
          <table:table-cell table:number-columns-repeated="16380"/>
        </table:table-row>
        <table:table-row table:number-rows-repeated="4" table:style-name="ro1">
          <table:table-cell table:number-columns-repeated="4" table:style-name="ce2"/>
          <table:table-cell table:number-columns-repeated="16380"/>
        </table:table-row>
        <table:table-row table:number-rows-repeated="4" table:style-name="ro1">
          <table:table-cell table:number-columns-repeated="4" table:style-name="ce4"/>
          <table:table-cell table:number-columns-repeated="16380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 Symbol" svg:font-family="&quot;Segoe UI Symbol&quot;"/>
    <style:font-face style:name="宋体" svg:font-family="宋体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dc:creator>Administrator</dc:creator>
    <meta:creation-date>2025-07-31T18:07:34Z</meta:creation-date>
    <dc:date>2025-08-10T10:01:51Z</dc:date>
    <meta:editing-cycles>22</meta:editing-cycles>
    <meta:editing-duration>PT3522S</meta:editing-duration>
  </office:meta>
</office:document-meta>
</file>